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e7ac" officeooo:paragraph-rsid="0006e7ac"/>
    </style:style>
    <style:style style:name="P2" style:family="paragraph" style:parent-style-name="Standard">
      <style:text-properties officeooo:rsid="000b4ccc" officeooo:paragraph-rsid="000b4ccc"/>
    </style:style>
    <style:style style:name="P3" style:family="paragraph" style:parent-style-name="Standard">
      <style:text-properties officeooo:rsid="000ce203" officeooo:paragraph-rsid="000ce203"/>
    </style:style>
    <style:style style:name="P4" style:family="paragraph" style:parent-style-name="Standard">
      <style:text-properties officeooo:rsid="0006a084" officeooo:paragraph-rsid="0006a084"/>
    </style:style>
    <style:style style:name="P5" style:family="paragraph" style:parent-style-name="Standard">
      <style:text-properties officeooo:rsid="00210b63" officeooo:paragraph-rsid="00210b63"/>
    </style:style>
    <style:style style:name="P6" style:family="paragraph" style:parent-style-name="Standard">
      <style:text-properties fo:font-weight="bold" officeooo:rsid="0006a084" officeooo:paragraph-rsid="0006a084" style:font-weight-asian="bold" style:font-weight-complex="bold"/>
    </style:style>
    <style:style style:name="P7" style:family="paragraph" style:parent-style-name="Standard">
      <style:text-properties fo:font-weight="bold" officeooo:rsid="0006e7ac" officeooo:paragraph-rsid="0006e7ac" style:font-weight-asian="bold" style:font-weight-complex="bold"/>
    </style:style>
    <style:style style:name="P8" style:family="paragraph" style:parent-style-name="Standard">
      <style:text-properties officeooo:rsid="0027c824" officeooo:paragraph-rsid="0027c824"/>
    </style:style>
    <style:style style:name="P9" style:family="paragraph" style:parent-style-name="Standard">
      <style:text-properties officeooo:rsid="00299323" officeooo:paragraph-rsid="00299323"/>
    </style:style>
    <style:style style:name="P10" style:family="paragraph" style:parent-style-name="Standard" style:list-style-name="L1">
      <style:text-properties officeooo:paragraph-rsid="002406ad"/>
    </style:style>
    <style:style style:name="P11" style:family="paragraph" style:parent-style-name="Standard" style:list-style-name="L1">
      <style:text-properties officeooo:rsid="002406ad" officeooo:paragraph-rsid="002406ad"/>
    </style:style>
    <style:style style:name="P12" style:family="paragraph" style:parent-style-name="Standard" style:list-style-name="L2">
      <style:text-properties officeooo:rsid="002406ad" officeooo:paragraph-rsid="002406ad"/>
    </style:style>
    <style:style style:name="P13" style:family="paragraph" style:parent-style-name="Standard" style:list-style-name="L5">
      <style:text-properties officeooo:rsid="002406ad" officeooo:paragraph-rsid="00297024"/>
    </style:style>
    <style:style style:name="P14" style:family="paragraph" style:parent-style-name="Standard" style:list-style-name="L5">
      <style:text-properties officeooo:rsid="002406ad" officeooo:paragraph-rsid="00299323"/>
    </style:style>
    <style:style style:name="P15" style:family="paragraph" style:parent-style-name="Standard" style:list-style-name="L2">
      <style:text-properties officeooo:paragraph-rsid="000c62dc"/>
    </style:style>
    <style:style style:name="P16" style:family="paragraph" style:parent-style-name="Standard" style:list-style-name="L2">
      <style:text-properties officeooo:rsid="0006a084" officeooo:paragraph-rsid="002422d8"/>
    </style:style>
    <style:style style:name="P17" style:family="paragraph" style:parent-style-name="Standard" style:list-style-name="L2">
      <style:text-properties officeooo:rsid="0006a084" officeooo:paragraph-rsid="000c62dc"/>
    </style:style>
    <style:style style:name="P18" style:family="paragraph" style:parent-style-name="Standard" style:list-style-name="L2">
      <style:text-properties officeooo:rsid="0006a084" officeooo:paragraph-rsid="002161ba"/>
    </style:style>
    <style:style style:name="P19" style:family="paragraph" style:parent-style-name="Standard" style:list-style-name="L5">
      <style:text-properties officeooo:rsid="0006a084" officeooo:paragraph-rsid="00299323"/>
    </style:style>
    <style:style style:name="P20" style:family="paragraph" style:parent-style-name="Standard" style:list-style-name="L2">
      <style:text-properties officeooo:rsid="0006e7ac" officeooo:paragraph-rsid="000c62dc"/>
    </style:style>
    <style:style style:name="P21" style:family="paragraph" style:parent-style-name="Standard" style:list-style-name="L2">
      <style:text-properties officeooo:rsid="002161ba" officeooo:paragraph-rsid="002161ba"/>
    </style:style>
    <style:style style:name="P22" style:family="paragraph" style:parent-style-name="Standard" style:list-style-name="L4">
      <style:text-properties officeooo:rsid="002161ba" officeooo:paragraph-rsid="002161ba"/>
    </style:style>
    <style:style style:name="P23" style:family="paragraph" style:parent-style-name="Standard" style:list-style-name="L2">
      <style:text-properties officeooo:rsid="002422d8" officeooo:paragraph-rsid="002422d8"/>
    </style:style>
    <style:style style:name="P24" style:family="paragraph" style:parent-style-name="Standard" style:list-style-name="L3">
      <style:text-properties officeooo:rsid="00086403" officeooo:paragraph-rsid="00086403"/>
    </style:style>
    <style:style style:name="P25" style:family="paragraph" style:parent-style-name="Standard" style:list-style-name="L3">
      <style:text-properties officeooo:rsid="00086403" officeooo:paragraph-rsid="00227b36"/>
    </style:style>
    <style:style style:name="P26" style:family="paragraph" style:parent-style-name="Standard" style:list-style-name="L5">
      <style:text-properties officeooo:rsid="00086403" officeooo:paragraph-rsid="00297024"/>
    </style:style>
    <style:style style:name="P27" style:family="paragraph" style:parent-style-name="Standard" style:list-style-name="L3">
      <style:text-properties officeooo:rsid="0027c824" officeooo:paragraph-rsid="0027c824"/>
    </style:style>
    <style:style style:name="P28" style:family="paragraph" style:parent-style-name="Standard" style:list-style-name="L5">
      <style:text-properties officeooo:rsid="0027c824" officeooo:paragraph-rsid="00299323"/>
    </style:style>
    <style:style style:name="P29" style:family="paragraph" style:parent-style-name="Standard" style:list-style-name="L4">
      <style:text-properties officeooo:rsid="00210b63" officeooo:paragraph-rsid="00210b63"/>
    </style:style>
    <style:style style:name="P30" style:family="paragraph" style:parent-style-name="Standard" style:list-style-name="L4">
      <style:text-properties officeooo:rsid="0025dc85" officeooo:paragraph-rsid="0025dc85"/>
    </style:style>
    <style:style style:name="P31" style:family="paragraph" style:parent-style-name="Standard" style:list-style-name="L5">
      <style:text-properties officeooo:paragraph-rsid="00299323"/>
    </style:style>
    <style:style style:name="P32" style:family="paragraph" style:parent-style-name="Standard" style:list-style-name="L5">
      <style:text-properties officeooo:rsid="00299323" officeooo:paragraph-rsid="00299323"/>
    </style:style>
    <style:style style:name="P33" style:family="paragraph" style:parent-style-name="Standard">
      <style:text-properties officeooo:rsid="00130ec7" officeooo:paragraph-rsid="00130ec7"/>
    </style:style>
    <style:style style:name="P34" style:family="paragraph" style:parent-style-name="Standard">
      <style:text-properties fo:font-weight="bold" officeooo:rsid="00130ec7" officeooo:paragraph-rsid="00130ec7" style:font-weight-asian="bold" style:font-weight-complex="bold"/>
    </style:style>
    <style:style style:name="P35" style:family="paragraph" style:parent-style-name="Standard" style:list-style-name="L5">
      <style:text-properties fo:font-style="italic" officeooo:paragraph-rsid="00299323" style:font-style-asian="italic" style:font-style-complex="italic"/>
    </style:style>
    <style:style style:name="P36" style:family="paragraph" style:parent-style-name="Standard" style:list-style-name="L5">
      <style:text-properties fo:font-style="italic" officeooo:rsid="00299323" officeooo:paragraph-rsid="00299323" style:font-style-asian="italic" style:font-style-complex="italic"/>
    </style:style>
    <style:style style:name="P37" style:family="paragraph" style:parent-style-name="Standard" style:list-style-name="L5">
      <style:text-properties fo:font-style="italic" fo:font-weight="normal" officeooo:rsid="00299323" officeooo:paragraph-rsid="00299323" style:font-style-asian="italic" style:font-weight-asian="normal" style:font-style-complex="italic" style:font-weight-complex="normal"/>
    </style:style>
    <style:style style:name="T1" style:family="text">
      <style:text-properties officeooo:rsid="0006a084"/>
    </style:style>
    <style:style style:name="T2" style:family="text">
      <style:text-properties officeooo:rsid="000ce203"/>
    </style:style>
    <style:style style:name="T3" style:family="text">
      <style:text-properties officeooo:rsid="00086403"/>
    </style:style>
    <style:style style:name="T4" style:family="text">
      <style:text-properties officeooo:rsid="001880b5"/>
    </style:style>
    <style:style style:name="T5" style:family="text">
      <style:text-properties officeooo:rsid="001b15fc"/>
    </style:style>
    <style:style style:name="T6" style:family="text">
      <style:text-properties officeooo:rsid="00210b63"/>
    </style:style>
    <style:style style:name="T7" style:family="text">
      <style:text-properties officeooo:rsid="002161ba"/>
    </style:style>
    <style:style style:name="T8" style:family="text">
      <style:text-properties officeooo:rsid="00227b36"/>
    </style:style>
    <style:style style:name="T9" style:family="text">
      <style:text-properties officeooo:rsid="002406ad"/>
    </style:style>
    <style:style style:name="T10" style:family="text">
      <style:text-properties officeooo:rsid="002422d8"/>
    </style:style>
    <style:style style:name="T11" style:family="text">
      <style:text-properties officeooo:rsid="0025dc85"/>
    </style:style>
    <style:style style:name="T12" style:family="text">
      <style:text-properties officeooo:rsid="0027c824"/>
    </style:style>
    <style:style style:name="T13" style:family="text">
      <style:text-properties officeooo:rsid="00299323"/>
    </style:style>
    <style:style style:name="T14" style:family="text">
      <style:text-properties officeooo:rsid="002e9f8e"/>
    </style:style>
    <style:style style:name="T15" style:family="text">
      <style:text-properties officeooo:rsid="002f0fd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Elenco attività Claudio:</text:p>
      <text:list xml:id="list486247869" text:style-name="L1">
        <text:list-item>
          <text:p text:style-name="P10"><text:span text:style-name="T3">Crea, per </text:span><text:span text:style-name="T2">un</text:span><text:span text:style-name="T3"> servizio </text:span><text:span text:style-name="T9">assegnatogli</text:span><text:span text:style-name="T3">, </text:span><text:span text:style-name="T9">un foglio riepilogativo, </text:span><text:span text:style-name="T3"><text:s/></text:span><text:span text:style-name="T9">usando ricette del menù e preparazioni necessarie, oppure apre un foglio esistente</text:span></text:p>
        </text:list-item>
        <text:list-item>
          <text:p text:style-name="P11">Opzionalmente, aggiunge ulteriori ricette e/o preparazioni </text:p>
        </text:list-item>
      </text:list>
      <text:list xml:id="list973586320" text:style-name="L2">
        <text:list-item>
          <text:p text:style-name="P15"><text:span text:style-name="T13">Ordine</text:span><text:span text:style-name="T1"> ricette e pietanze </text:span><text:span text:style-name="T4">necessarie per il servizio</text:span></text:p>
        </text:list-item>
        <text:list-item>
          <text:p text:style-name="P16"><text:span text:style-name="T10">Opzionalmente, i</text:span><text:span text:style-name="T6">speziona il tabellone dei turni </text:span></text:p>
        </text:list-item>
        <text:list-item>
          <text:p text:style-name="P16"><text:span text:style-name="T10">Registra sul tabellone l’assegnazione di</text:span><text:span text:style-name="T9"> un compito ad un cuoco in un certo turn</text:span><text:span text:style-name="T10">o</text:span></text:p>
          <text:p text:style-name="P17"/>
          <text:p text:style-name="P12">oppure</text:p>
          <text:p text:style-name="P12"/>
          <text:p text:style-name="P12">modifica un assegnamento (cambiando cuoco e/o turno)</text:p>
          <text:p text:style-name="P12"/>
          <text:p text:style-name="P12">oppure</text:p>
          <text:p text:style-name="P12"/>
          <text:p text:style-name="P12">elimina l’assegnamento</text:p>
        </text:list-item>
        <text:list-item>
          <text:p text:style-name="P18"><text:span text:style-name="T9">Opzionalmente, r</text:span>egistra sul tabellone una stima delle tempistiche <text:span text:style-name="T2">dei compiti assegnati ad un cuoco.</text:span></text:p>
        </text:list-item>
        <text:list-item>
          <text:p text:style-name="P20">Registra <text:span text:style-name="T7">l’assegnazione del compito</text:span><text:span text:style-name="T5"> </text:span>su<text:span text:style-name="T5">l</text:span> foglio riepilogativo <text:span text:style-name="T5">del servizio.</text:span></text:p>
        </text:list-item>
        <text:list-item>
          <text:p text:style-name="P12">Opzionalmente, indica, sul foglio riepilogativo, quantità e/o porzioni necessarie/da preparare durante il compito</text:p>
        </text:list-item>
        <text:list-item>
          <text:p text:style-name="P21">Revisiona gli assegnamenti, verificando il rispetto di ordine e tempistiche dei compiti.</text:p>
        </text:list-item>
        <text:list-item>
          <text:p text:style-name="P23">Ripete a partire dal passo 2 e fino al raggiungimento della configurazione desiderata</text:p>
        </text:list-item>
      </text:list>
      <text:p text:style-name="P1"/>
      <text:p text:style-name="P7">Elenco attività Tony</text:p>
      <text:list xml:id="list3948475409" text:style-name="L3">
        <text:list-item>
          <text:p text:style-name="P24"><text:span text:style-name="T11">Opzionalmente, c</text:span>rea <text:span text:style-name="T12">il foglio riepilogativo</text:span> per <text:span text:style-name="T2">un</text:span><text:span text:style-name="T12">o o più</text:span><text:span text:style-name="T5"> </text:span>servizi <text:span text:style-name="T12">di un nuovo evento</text:span></text:p>
        </text:list-item>
        <text:list-item>
          <text:p text:style-name="P25"><text:span text:style-name="T12">Apre</text:span><text:span text:style-name="T8"> i</text:span><text:span text:style-name="T12">l</text:span><text:span text:style-name="T8"> fogli riepilogativ</text:span><text:span text:style-name="T12">o</text:span><text:span text:style-name="T8"> d</text:span><text:span text:style-name="T12">i</text:span><text:span text:style-name="T8"> </text:span><text:span text:style-name="T12">un </text:span><text:span text:style-name="T8">servizi </text:span><text:span text:style-name="T12">futuro</text:span></text:p>
        </text:list-item>
        <text:list-item>
          <text:p text:style-name="P27">Ripete il passo 2 per tutti i servizi che desidera consultare</text:p>
        </text:list-item>
        <text:list-item>
          <text:p text:style-name="P27">Assegna un compito, registrandolo sul foglio riepilogativo e sul tabellone, ed indicando ricetta/preparazione da svolgere, turno di realizzazione, <text:span text:style-name="T13">e, opzionalmente, il cuoco incaricato</text:span></text:p>
        </text:list-item>
      </text:list>
      <text:p text:style-name="P8"><text:tab/></text:p>
      <text:p text:style-name="P8"><text:tab/>oppure</text:p>
      <text:p text:style-name="P8"><text:tab/></text:p>
      <text:p text:style-name="P8"><text:tab/>indica che un compito non vada eseguito, essendo la ricetta/preparazione già pronta</text:p>
      <text:p text:style-name="P8"/>
      <text:p text:style-name="P8"><text:tab/>oppure</text:p>
      <text:p text:style-name="P8"/>
      <text:p text:style-name="P8"><text:tab/>assegna un compito senza indicare il cuoco</text:p>
      <text:list xml:id="list113409717739483" text:continue-numbering="true" text:style-name="L3">
        <text:list-item>
          <text:p text:style-name="P27">Indica, per un compito, quantità e/o porzioni da preparare</text:p>
        </text:list-item>
        <text:list-item>
          <text:p text:style-name="P27">Ripete a partire dal passo 4 fino all’assegnamento di tutti i compiti desiderati</text:p>
        </text:list-item>
        <text:list-item>
          <text:p text:style-name="P27">Ripete a partire dal passo 2 e fino al raggiungimento della configurazione desiderata</text:p>
        </text:list-item>
      </text:list>
      <text:p text:style-name="P2"/>
      <text:p text:style-name="P5">Note:</text:p>
      <text:list xml:id="list1175685383" text:style-name="L4">
        <text:list-item>
          <text:p text:style-name="P29">Chef Claudio lavora su un solo foglio alla volta</text:p>
        </text:list-item>
        <text:list-item>
          <text:p text:style-name="P22">Tony modifica un solo foglio alla volta, ma durante tale operazione potrebbe consultare altri fogli</text:p>
        </text:list-item>
        <text:list-item>
          <text:p text:style-name="P30">Il passo 1 di chef Tony è opzionale perché non è detto che gli abbiano assegnato un nuovo lavoro</text:p>
        </text:list-item>
      </text:list>
      <text:p text:style-name="P3"/>
      <text:p text:style-name="P3"/>
      <text:p text:style-name="P33"/>
      <text:p text:style-name="P33"/>
      <text:p text:style-name="P34"><text:soft-page-break/>Processo unificato</text:p>
      <text:list xml:id="list992427624" text:style-name="L5">
        <text:list-item>
          <text:p text:style-name="P26">Crea, per <text:span text:style-name="T2">un</text:span> servizio <text:span text:style-name="T9">assegnatogli</text:span>, <text:span text:style-name="T9">un foglio riepilogativo, </text:span><text:s/><text:span text:style-name="T9">usando ricette del menù e preparazioni necessarie</text:span></text:p>
          <text:p text:style-name="P26"/>
          <text:p text:style-name="P13">oppure </text:p>
          <text:p text:style-name="P26"/>
          <text:p text:style-name="P13">apre un foglio esistente</text:p>
          <text:p text:style-name="P13"/>
          <text:p text:style-name="P35"><text:span text:style-name="T13">Prosegue con il passo 3 </text:span>oppure <text:span text:style-name="T13">Termina il caso d’uso</text:span></text:p>
          <text:p text:style-name="P31"/>
        </text:list-item>
        <text:list-item>
          <text:p text:style-name="P14">Opzionalmente, aggiunge ulteriori ricette e/o preparazioni</text:p>
        </text:list-item>
        <text:list-item>
          <text:p text:style-name="P32">Opzionalmente, ordine<text:span text:style-name="T1"> ricette e pietanze </text:span><text:span text:style-name="T4">necessarie per il servizio</text:span></text:p>
          <text:p text:style-name="P32"/>
          <text:p text:style-name="P37">Ripete a partire dal passo 1 e fino all’apertura/creazione di tutti i fogli riepilogativi desiderati</text:p>
          <text:p text:style-name="P37"/>
        </text:list-item>
        <text:list-item>
          <text:p text:style-name="P19"><text:span text:style-name="T10">Opzionalmente, i</text:span><text:span text:style-name="T6">speziona il tabellone dei turni</text:span></text:p>
        </text:list-item>
        <text:list-item>
          <text:p text:style-name="P28">Assegna un compito, registrandolo sul foglio riepilogativo e sul tabellone, ed indicando ricetta/preparazione da svolgere, turno di realizzazione, <text:span text:style-name="T15">e, opzionalmente, il cuoco incaricato</text:span></text:p>
          <text:p text:style-name="P28"><text:tab/></text:p>
          <text:p text:style-name="P28">oppure</text:p>
          <text:p text:style-name="P28"><text:tab/></text:p>
          <text:p text:style-name="P28">indica che un compito non vada eseguito, essendo la ricetta/preparazione già pronta</text:p>
          <text:p text:style-name="P28"/>
          <text:p text:style-name="P28">oppure</text:p>
          <text:p text:style-name="P28"/>
          <text:p text:style-name="P32">modifica l’assegnamento</text:p>
        </text:list-item>
      </text:list>
      <text:p text:style-name="P9"><text:tab/></text:p>
      <text:p text:style-name="P9"><text:tab/>oppure</text:p>
      <text:p text:style-name="P9"><text:tab/></text:p>
      <text:p text:style-name="P9"><text:tab/>elimina l’assegnamento</text:p>
      <text:list xml:id="list113409467467604" text:continue-numbering="true" text:style-name="L5">
        <text:list-item>
          <text:p text:style-name="P32">Opzionalmente, indica una stima delle tempistiche necessarie per realizzare il compito assegnato</text:p>
        </text:list-item>
        <text:list-item>
          <text:p text:style-name="P32">Opzionalmente, indica quantità e/o porzioni da realizzare durante il compito</text:p>
          <text:p text:style-name="P32"/>
          <text:p text:style-name="P36">Ripete dal passo 6, fino <text:span text:style-name="T14">ad assegnare tutti i compiti desiderati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4:36:37.058374299</meta:creation-date>
    <dc:date>2023-05-06T11:34:09.221282319</dc:date>
    <meta:editing-duration>PT2H17M18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458" meta:character-count="3076" meta:non-whitespace-character-count="2678"/>
  </office:meta>
</office:document-meta>
</file>